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ationTemplateManagerImpl.PublicationTemplateMana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ublicationTemplateManagerImpl.getSelectableHint( Publication publication , ServiceSelector selector , final String original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ublicationTemplateManagerImpl.getBaseURI( Publication pub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stingServiceVisitor.ExistingServiceVisitor( ServiceSelector selector , Object hint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blicationTemplateManagerImpl.getBaseURIs( Publication publi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istingServiceVisitor.getSelectable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TemplateManagerImpl.visit( Publication publication , PublicationVisitor visi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ublicationTemplateManagerImpl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stingServiceVisitor.visit( Publication publi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ublicationTemplateManagerImpl.visit( Publication publication , String path , SourceVisitor visi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ublicationTemplateManagerImpl.getPublications( Publication publi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